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353.79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{10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{3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-degree</text:p>
          </table:table-cell>
          <table:table-cell office:value-type="string" calcext:value-type="string">
            <text:p>{10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ness centrality</text:p>
          </table:table-cell>
          <table:table-cell office:value-type="string" calcext:value-type="string">
            <text:p>{22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{96, 97, 98, 99, 100}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{38, 12, 85, 86, 87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ut-degree</text:p>
          </table:table-cell>
          <table:table-cell office:value-type="string" calcext:value-type="string">
            <text:p>{71, 10, 47, 51, 90}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oseness centrality</text:p>
          </table:table-cell>
          <table:table-cell office:value-type="string" calcext:value-type="string">
            <text:p>{32, 99, 39, 22, 93}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{96, 97, 98, 99, 100, 91, 92, 93, 94, 95}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{72, 74, 47, 80, 16, 52, 21, 88, 61, 95}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ut-degree</text:p>
          </table:table-cell>
          <table:table-cell office:value-type="string" calcext:value-type="string">
            <text:p>{33, 98, 71, 10, 46, 47, 51, 90, 30, 95}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oseness centrality</text:p>
          </table:table-cell>
          <table:table-cell office:value-type="string" calcext:value-type="string">
            <text:p>{32, 99, 39, 9, 85, 22, 53, 54, 93, 62}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{96, 97, 98, 99, 100, 86, 87, 88, 89, 90, 91, 92, 93, 94, 95}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{68, 4, 40, 8, 9, 43, 76, 45, 80, 16, 49, 21, 91, 92, 62}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ut-degree</text:p>
          </table:table-cell>
          <table:table-cell office:value-type="string" calcext:value-type="string">
            <text:p>{33, 98, 71, 10, 74, 46, 47, 80, 51, 52, 94, 57, 90, 30, 95}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loseness centrality</text:p>
          </table:table-cell>
          <table:table-cell office:value-type="string" calcext:value-type="string">
            <text:p>{32, 99, 37, 70, 39, 9, 48, 82, 61, 85, 22, 53, 54, 93, 62}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{81, 82, 83, 84, 85, 86, 87, 88, 89, 90, 91, 92, 93, 94, 95, 96, 97, 98, 99, 100}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{7, 17, 18, 20, 28, 30, 36, 37, 47, 48, 52, 53, 58, 59, 62, 67, 74, 87, 88, 93}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ut-degree</text:p>
          </table:table-cell>
          <table:table-cell office:value-type="string" calcext:value-type="string">
            <text:p>{2, 5, 10, 30, 33, 46, 47, 51, 52, 57, 71, 74, 80, 90, 94, 95, 96, 97, 98, 100}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oseness centrality</text:p>
          </table:table-cell>
          <table:table-cell office:value-type="string" calcext:value-type="string">
            <text:p>{9, 22, 32, 37, 39, 40, 48, 49, 53, 54, 61, 62, 70, 82, 83, 85, 93, 95, 98, 99}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document-statistic meta:table-count="1" meta:cell-count="105" meta:object-count="0"/>
  </office:meta>
</office:document-meta>
</file>